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4pt"/>
    </style:style>
    <style:style style:name="co2" style:family="table-column">
      <style:table-column-properties fo:break-before="auto" style:column-width="133.26pt"/>
    </style:style>
    <style:style style:name="co3" style:family="table-column">
      <style:table-column-properties fo:break-before="auto" style:column-width="16.95pt"/>
    </style:style>
    <style:style style:name="co4" style:family="table-column">
      <style:table-column-properties fo:break-before="auto" style:column-width="125.01pt"/>
    </style:style>
    <style:style style:name="co5" style:family="table-column">
      <style:table-column-properties fo:break-before="auto" style:column-width="229.01pt"/>
    </style:style>
    <style:style style:name="co6" style:family="table-column">
      <style:table-column-properties fo:break-before="auto" style:column-width="399.86pt"/>
    </style:style>
    <style:style style:name="co7" style:family="table-column">
      <style:table-column-properties fo:break-before="auto" style:column-width="59.16pt"/>
    </style:style>
    <style:style style:name="co8" style:family="table-column">
      <style:table-column-properties fo:break-before="auto" style:column-width="43.2pt"/>
    </style:style>
    <style:style style:name="co9" style:family="table-column">
      <style:table-column-properties fo:break-before="auto" style:column-width="78.69pt"/>
    </style:style>
    <style:style style:name="co10" style:family="table-column">
      <style:table-column-properties fo:break-before="auto" style:column-width="29.79pt"/>
    </style:style>
    <style:style style:name="co11" style:family="table-column">
      <style:table-column-properties fo:break-before="auto" style:column-width="42.21pt"/>
    </style:style>
    <style:style style:name="co12" style:family="table-column">
      <style:table-column-properties fo:break-before="auto" style:column-width="44.76pt"/>
    </style:style>
    <style:style style:name="co13" style:family="table-column">
      <style:table-column-properties fo:break-before="auto" style:column-width="13.8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43.94pt" fo:break-before="auto" style:use-optimal-row-height="fals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padding="2.01pt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fo:padding="2.01pt"/>
    </style:style>
    <style:style style:name="ce5" style:family="table-cell" style:parent-style-name="Default">
      <style:table-cell-properties fo:background-color="#ffcc00" fo:padding="2.01pt"/>
    </style:style>
    <style:style style:name="ce6" style:family="table-cell" style:parent-style-name="Default">
      <style:table-cell-properties fo:background-color="#99cc00" fo:padding="2.01pt"/>
    </style:style>
    <style:style style:name="ce7" style:family="table-cell" style:parent-style-name="Default">
      <style:table-cell-properties fo:background-color="#00ccff" fo:padding="2.01pt"/>
    </style:style>
    <style:style style:name="ce8" style:family="table-cell" style:parent-style-name="Default">
      <style:table-cell-properties fo:background-color="#ff6600" fo:padding="2.01pt"/>
    </style:style>
    <style:style style:name="ce9" style:family="table-cell" style:parent-style-name="Default">
      <style:table-cell-properties fo:background-color="#ffff99" fo:padding="2.01pt"/>
    </style:style>
    <style:style style:name="ce10" style:family="table-cell" style:parent-style-name="Default">
      <style:table-cell-properties fo:background-color="#808080" fo:padding="2.01pt"/>
    </style:style>
    <style:style style:name="ce11" style:family="table-cell" style:parent-style-name="Default">
      <style:table-cell-properties fo:background-color="#ffffff" fo:padding="2.01pt"/>
    </style:style>
    <style:style style:name="ce12" style:family="table-cell" style:parent-style-name="Default">
      <style:table-cell-properties fo:background-color="transparent" fo:padding="2.01pt"/>
    </style:style>
    <style:style style:name="ce13" style:family="table-cell" style:parent-style-name="Default" style:data-style-name="N100">
      <style:table-cell-properties style:text-align-source="fix" style:repeat-content="false" fo:padding="2.01pt"/>
      <style:paragraph-properties fo:text-align="center" fo:margin-left="0pt"/>
    </style:style>
    <style:style style:name="ce14" style:family="table-cell" style:parent-style-name="Default" style:data-style-name="N1">
      <style:table-cell-properties fo:background-color="#ffffff" style:text-align-source="fix" style:repeat-content="false" fo:padding="2.01pt"/>
      <style:paragraph-properties fo:text-align="center" fo:margin-left="0pt"/>
    </style:style>
    <style:style style:name="ce15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16"/>
        <table:table-column table:style-name="co1" table:default-cell-style-name="ce16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/>
          <table:table-cell table:style-name="ce1" office:value-type="string" calcext:value-type="string">
            <text:p>Código Contable</text:p>
          </table:table-cell>
          <table:table-cell table:style-name="ce1"/>
          <table:table-cell table:style-name="ce1" office:value-type="string" calcext:value-type="string">
            <text:p>Identificacion Proveedor</text:p>
          </table:table-cell>
          <table:table-cell table:style-name="ce1"/>
          <table:table-cell office:value-type="string" calcext:value-type="string">
            <text:p>Cod. ICE del Producto</text:p>
          </table:table-cell>
          <table:table-cell table:style-name="ce1"/>
          <table:table-cell office:value-type="string" calcext:value-type="string">
            <text:p>nombre</text:p>
          </table:table-cell>
          <table:table-cell table:style-name="ce12"/>
          <table:table-cell table:style-name="ce13" office:value-type="string" calcext:value-type="string">
            <text:p>capacidad</text:p>
          </table:table-cell>
          <table:table-cell table:style-name="ce13"/>
          <table:table-cell table:style-name="ce18" office:value-type="string" calcext:value-type="string">
            <text:p>cantaidad_caja</text:p>
          </table:table-cell>
          <table:table-cell table:style-name="ce18"/>
          <table:table-cell office:value-type="string" calcext:value-type="string">
            <text:p>ALCOHOLICO</text:p>
          </table:table-cell>
          <table:table-cell table:style-name="ce18"/>
          <table:table-cell table:style-name="ce18" office:value-type="string" calcext:value-type="string">
            <text:p>estado</text:p>
          </table:table-cell>
          <table:table-cell table:style-name="ce18"/>
          <table:table-cell table:style-name="ce18" office:value-type="string" calcext:value-type="string">
            <text:p>custodia doble</text:p>
          </table:table-cell>
          <table:table-cell table:style-name="ce18"/>
          <table:table-cell office:value-type="string" calcext:value-type="string">
            <text:p>id_user</text:p>
          </table:table-cell>
          <table:table-cell/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1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82-013-000750-66-101-000029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CHARDONAY/CHENIN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11702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82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SYRAH/MALBEC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205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82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RES. CHARD-BLANC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2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82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RES. MALBEC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2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82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RES. CAB.MALBEC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3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82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TRIBU MALBEC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309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82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TRIBU SYRAH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31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86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TRIBU TEMPRANILL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312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87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TRIBU VIOGNIER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404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82-013-000750-66-101-000033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COLECCION FINCAS SAUV. BL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4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82-013-000750-66-101-000041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COLECCIÓN FINCAS MALBEC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409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82-013-000750-66-101-000041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COLECCIÓN FINCAS SYRAH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6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82-013-000750-66-101-000048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GOLDEN RES. MALB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4.8" calcext:value-type="float">
            <text:p>14.8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609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78-013-000750-66-101-000041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SYRAH GOLDEN RESERVE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702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82-013-000750-66-101-000029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CHAMIZA BLN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8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84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AMADO SUR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09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78-013-000750-66-101-000029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MALBEC EOLO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3" calcext:value-type="float">
            <text:p>12.3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10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78-013-000750-66-101-000029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CHARDONAY CHENIN AB ORIGINE MIXTUS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4101702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78-013-000750-66-108-000029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SHIRAZ MALBEC AB ORIGINE MIXTUS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3040103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13262-013-000750-66-101-000027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CABERNET SAUVIGNON GRAN ALBARDA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3040105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13261-013-000750-66-101-000027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CHARDONNAY GRAN ALBARDA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30401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13260-013-000750-66-101-000027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MALBEC GRAN ALBARDA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30501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3-68989817-9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13263-013-000750-66-101-000027</text:p>
          </table:table-cell>
          <table:table-cell table:style-name="ce1" office:value-type="string" calcext:value-type="string">
            <text:p>',’</text:p>
          </table:table-cell>
          <table:table-cell table:style-name="ce4" office:value-type="string" calcext:value-type="string">
            <text:p>VINO TRIVENTO MALBEC GRAN LOMO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4302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-70086601-3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13117-013-000750-66-101-000106</text:p>
          </table:table-cell>
          <table:table-cell table:style-name="ce1" office:value-type="string" calcext:value-type="string">
            <text:p>',’</text:p>
          </table:table-cell>
          <table:table-cell table:style-name="ce5" office:value-type="string" calcext:value-type="string">
            <text:p>VINO ACHAVAL FERRER QUIMERA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9" calcext:value-type="float">
            <text:p>13.9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4303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-70086601-3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13118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5" office:value-type="string" calcext:value-type="string">
            <text:p>VINO ACHAVAL MALBEC FINCA ALTAMIRA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4304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-70086601-3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13119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5" office:value-type="string" calcext:value-type="string">
            <text:p>VINO ACHAVAL MALBEC FINCA MIRADOR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4305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-70086601-3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13120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5" office:value-type="string" calcext:value-type="string">
            <text:p>VINO ACHAVAL MALBEC MENDOZA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10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02-013-000750-66-108-000033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SILLERO DEL DIABLO DEVIL'S COLLECTION TINTO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10102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02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SILLERO DEL DIABLO DEVIL'S COLLECTION BLANCO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103010375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02-013-000375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SILLERO CABERNET 1/2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375" calcext:value-type="float">
            <text:p>375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103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02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SILLERO CABERNET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10306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02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SILLERO VINTAGE GRAN VINO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104010375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02-013-000375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SILLERO SAUVIGNON 1/2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375" calcext:value-type="float">
            <text:p>375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104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02-013-000750-66-108-000033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SILLERO SAUVIGNON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105010375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02-013-000375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SILLERO CHARDONNAY 1/2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375" calcext:value-type="float">
            <text:p>375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105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02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SILLERO CHARDONNAY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1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02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SILLERO MALBEC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10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02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SILLERO MERLOT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108010375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02-013-000375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SILLERO CARMENERE 1/2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375" calcext:value-type="float">
            <text:p>375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108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02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SILLERO CARMENERE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109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02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SILLERO SYRA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110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02-013-000750-66-108-000041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SILLERO PINO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15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02-013-000750-66-108-000046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SILLERO RESERVA PRIVADA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102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13129-013-000750-66-101-000029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RESERVADO MALBEC - ARGENTINA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203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820-013-000750-66-108-000033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RESERVADO CABERNET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204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820-013-000750-66-108-000029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RESERVADO SAUVIGNON BLANC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205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820-013-000750-66-108-000033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RESERVADO CHARDONNAY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20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820-013-000750-66-108-000033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RESERVADO MERLOT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213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820-013-000750-66-108-000029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RESERVADO ROSE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21302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2260-013-000750-66-108-00002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RESERVADO ROSE SYRAH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215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540-013-000750-66-108-000029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RESERVADO MOSCATEL SEM BL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2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540-013-000750-66-108-000033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RESERVADO CARMERE CAB.SUB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303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246-013-000750-66-108-000046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MARQUES CABERNET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305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246-013-000750-66-108-000041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MARQUES CHARDONNAY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30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246-013-000750-66-108-000046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MARQUES MERLOT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308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540-013-000750-66-108-000046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MARQUES CARMENERE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309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246-013-000750-66-108-000046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MARQUES SYRAH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4010110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91-031-001000-66-108-000026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LOS DE PIRQUE TINTO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4020110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91-031-001000-66-108-000026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LOS DE PIRQUE BLANCO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4070110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491-031-001000-66-108-000026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LOS DE PIRQUE MERLOT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503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820-013-000750-66-108-000029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FRONTERA CABER SAUV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505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820-013-000750-66-108-000029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FRONTERA CHARDONNAY BL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50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820-013-000750-66-108-00002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FRONTERA MERLOT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508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820-013-000750-66-108-000029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FRONTERA CARMENERE TINTO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509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820-013-000750-66-108-000029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FRONTERA SHIRAZ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603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540-013-000750-66-108-000046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DON MELCHOR CAB. SAUV.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803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540-013-000750-66-108-000033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SUNRISE CAB. SAUV.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804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540-013-000750-66-108-000029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SUNRISE SAUV. BLANC.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805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540-013-000750-66-108-000033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SUNRISE CHARDONNAY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80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540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SUNRISE MERLOT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808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540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SUNRISE CARMENERE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809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540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SUNRISE SYRAH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0810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540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SUNRISE PINOT NOIR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1003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78-013-000750-66-108-000046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TRIO CAB. SAUV.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1005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78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TRIO CHARDONNAY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100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978-013-000750-66-108-000046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TRIO MERLOT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1114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540-013-000750-66-108-000029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SAN BLAS AÑEJO DULCE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1205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068-013-000750-66-108-000041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AMELIA CHARDONNAY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1303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057-013-000750-66-108-000046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ALMAVIVA CAB. SAUV.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14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540-013-000750-66-108-000049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CARMIN DE PEUMO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160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13070-013-000750-66-108-000029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EXPORTACION SELECTO CABERNET SAUVIGNON CARMENERE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11604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13069-013-000750-66-108-000029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VINO EXPORTACION SELECTO SAUVIGNON BLANC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108001070103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6-000437-013-000750-66-108-00002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CHAMPAGNE CONCHA Y TORO BRUT CAJA6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108001070202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90.227.000-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6-000437-013-000750-66-108-000027</text:p>
          </table:table-cell>
          <table:table-cell table:style-name="ce1" office:value-type="string" calcext:value-type="string">
            <text:p>',’</text:p>
          </table:table-cell>
          <table:table-cell table:style-name="ce6" office:value-type="string" calcext:value-type="string">
            <text:p>CHAMPAGNE C Y T DEMISEC CAJA6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50302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82.117.400-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200-013-000750-66-108-000029</text:p>
          </table:table-cell>
          <table:table-cell table:style-name="ce1" office:value-type="string" calcext:value-type="string">
            <text:p>',’</text:p>
          </table:table-cell>
          <table:table-cell table:style-name="ce7" office:value-type="string" calcext:value-type="string">
            <text:p>VINO MAIPO GRAN VINO BLANCO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50303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82.117.400-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200-013-000750-66-108-000033</text:p>
          </table:table-cell>
          <table:table-cell table:style-name="ce1" office:value-type="string" calcext:value-type="string">
            <text:p>',’</text:p>
          </table:table-cell>
          <table:table-cell table:style-name="ce7" office:value-type="string" calcext:value-type="string">
            <text:p>VINO MAIPO VARIETAL CAB SAU.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5030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82.117.400-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200-013-000750-66-108-000033</text:p>
          </table:table-cell>
          <table:table-cell table:style-name="ce1" office:value-type="string" calcext:value-type="string">
            <text:p>',’</text:p>
          </table:table-cell>
          <table:table-cell table:style-name="ce7" office:value-type="string" calcext:value-type="string">
            <text:p>VINO MAIPO VARIETAL MERLOT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50703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82.117.400-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9781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7" office:value-type="string" calcext:value-type="string">
            <text:p>VINO MAIPO VITRAL CAB SAUV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50704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82.117.400-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9784-013-000750-66-108-000033</text:p>
          </table:table-cell>
          <table:table-cell table:style-name="ce1" office:value-type="string" calcext:value-type="string">
            <text:p>',’</text:p>
          </table:table-cell>
          <table:table-cell table:style-name="ce7" office:value-type="string" calcext:value-type="string">
            <text:p>VINO MAIPO VITRAL SAUV BLANC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50705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82.117.400-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9782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7" office:value-type="string" calcext:value-type="string">
            <text:p>VINO MAIPO VITRAL CHARD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5070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82.117.400-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9783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7" office:value-type="string" calcext:value-type="string">
            <text:p>VINO MAIPO VITRAL MERLOT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50709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82.117.400-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9785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7" office:value-type="string" calcext:value-type="string">
            <text:p>VINO MAIPO VITRAL RED BLEND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60205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527196112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14301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8" office:value-type="string" calcext:value-type="string">
            <text:p>VINO BLANCO CHARDONNAY RUTINI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6020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527196112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13264-013-000750-66-101-000106</text:p>
          </table:table-cell>
          <table:table-cell table:style-name="ce1" office:value-type="string" calcext:value-type="string">
            <text:p>',’</text:p>
          </table:table-cell>
          <table:table-cell table:style-name="ce8" office:value-type="string" calcext:value-type="string">
            <text:p>VINO TINTO MERLOT RUTINI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9" calcext:value-type="float">
            <text:p>13.9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602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527196112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14299-013-000750-66-101-000106</text:p>
          </table:table-cell>
          <table:table-cell table:style-name="ce1" office:value-type="string" calcext:value-type="string">
            <text:p>',’</text:p>
          </table:table-cell>
          <table:table-cell table:style-name="ce8" office:value-type="string" calcext:value-type="string">
            <text:p>VINO TINTO CABERNET - MERLOT RUTINI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9" calcext:value-type="float">
            <text:p>13.9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60504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527196112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767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8" office:value-type="string" calcext:value-type="string">
            <text:p>VINO PEQUEÑA VASIJA SAUVIGN BLANC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605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527196112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767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8" office:value-type="string" calcext:value-type="string">
            <text:p>VINO PEQUEÑA VASIJA MALBEC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60509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527196112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767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8" office:value-type="string" calcext:value-type="string">
            <text:p>VINO PEQUEÑA VASIJA SYRAH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100605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527196112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767-013-000750-66-101-000037</text:p>
          </table:table-cell>
          <table:table-cell table:style-name="ce1" office:value-type="string" calcext:value-type="string">
            <text:p>',’</text:p>
          </table:table-cell>
          <table:table-cell table:style-name="ce8" office:value-type="string" calcext:value-type="string">
            <text:p>VINO PEQUEÑA VASIJA CAB.SAUV.SYRAH</text:p>
          </table:table-cell>
          <table:table-cell table:style-name="ce12" office:value-type="string" calcext:value-type="string">
            <text:p>',</text:p>
          </table:table-cell>
          <table:table-cell table:style-name="ce14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601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527196112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767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8" office:value-type="string" calcext:value-type="string">
            <text:p>VINO FELIPE RUTINI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602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527196112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522-013-000750-66-108-000033</text:p>
          </table:table-cell>
          <table:table-cell table:style-name="ce1" office:value-type="string" calcext:value-type="string">
            <text:p>',’</text:p>
          </table:table-cell>
          <table:table-cell table:style-name="ce8" office:value-type="string" calcext:value-type="string">
            <text:p>VINO RUTINI COL. MALBEC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602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527196112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522-013-000750-66-108-000033</text:p>
          </table:table-cell>
          <table:table-cell table:style-name="ce1" office:value-type="string" calcext:value-type="string">
            <text:p>',’</text:p>
          </table:table-cell>
          <table:table-cell table:style-name="ce8" office:value-type="string" calcext:value-type="string">
            <text:p>VINO RUTINI COL. CAB/MALB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60305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527196112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767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8" office:value-type="string" calcext:value-type="string">
            <text:p>VINO SAN FELIPE CHARDONNAY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603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527196112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767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8" office:value-type="string" calcext:value-type="string">
            <text:p>VINO SAN FELIPE MALBEC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60405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527196112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2003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8" office:value-type="string" calcext:value-type="string">
            <text:p>VINO TRUMPETER CHARDONNAY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604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527196112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2004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8" office:value-type="string" calcext:value-type="string">
            <text:p>VINO TRUMPETER MALBEC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10800604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30527196112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2004-013-000750-66-108-000037</text:p>
          </table:table-cell>
          <table:table-cell table:style-name="ce1" office:value-type="string" calcext:value-type="string">
            <text:p>',’</text:p>
          </table:table-cell>
          <table:table-cell table:style-name="ce8" office:value-type="string" calcext:value-type="string">
            <text:p>VINO TRUMPETER MALBEC SYRAH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20901001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B2601071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357-013-000750-66-209-00003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VINO MUGA FERMENTADO EN BARRIC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20901002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B2601071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357-013-000750-66-209-00003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VINO MUGA GRAN RES PRADO ENEA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20901003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B2601071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357-013-000750-66-209-000033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VINO MUGA RESERVA COSECHA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209010031702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B2601071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357-013-000750-66-209-00003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VINO MUGA RESERVA SELECCIN ES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2090100417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B26010710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357-013-000750-66-209-000041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VINO MUGA TORRE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209055011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ESA1160527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191-013-000750-66-209-000041</text:p>
          </table:table-cell>
          <table:table-cell table:style-name="ce1" office:value-type="string" calcext:value-type="string">
            <text:p>',’</text:p>
          </table:table-cell>
          <table:table-cell table:style-name="ce9" office:value-type="string" calcext:value-type="string">
            <text:p>VINO BERONIA TEMPRANILLO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209055021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ESA1160527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190-013-000750-66-209-000041</text:p>
          </table:table-cell>
          <table:table-cell table:style-name="ce1" office:value-type="string" calcext:value-type="string">
            <text:p>',’</text:p>
          </table:table-cell>
          <table:table-cell table:style-name="ce9" office:value-type="string" calcext:value-type="string">
            <text:p>VINO BERONIA RESERVA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2090550402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ESA1160527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186-013-000750-66-209-000037</text:p>
          </table:table-cell>
          <table:table-cell table:style-name="ce1" office:value-type="string" calcext:value-type="string">
            <text:p>',’</text:p>
          </table:table-cell>
          <table:table-cell table:style-name="ce9" office:value-type="string" calcext:value-type="string">
            <text:p>VINO BERONIA BLANCO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209055041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ESA1160527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187-013-000750-66-209-000037</text:p>
          </table:table-cell>
          <table:table-cell table:style-name="ce1" office:value-type="string" calcext:value-type="string">
            <text:p>',’</text:p>
          </table:table-cell>
          <table:table-cell table:style-name="ce9" office:value-type="string" calcext:value-type="string">
            <text:p>VINO BERONIA CRIANZA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09310010202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ESA1160527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6-019374-013-000750-66-209-000026</text:p>
          </table:table-cell>
          <table:table-cell table:style-name="ce1" office:value-type="string" calcext:value-type="string">
            <text:p>',’</text:p>
          </table:table-cell>
          <table:table-cell table:style-name="ce9" office:value-type="string" calcext:value-type="string">
            <text:p>VINO ESPUMOSO DEMI SEC RESERVA CAVA VILARNAU BARCELONA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09310020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ESA1160527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6-019375-013-000750-66-209-000026</text:p>
          </table:table-cell>
          <table:table-cell table:style-name="ce1" office:value-type="string" calcext:value-type="string">
            <text:p>',’</text:p>
          </table:table-cell>
          <table:table-cell table:style-name="ce9" office:value-type="string" calcext:value-type="string">
            <text:p>VINO ESPUMOSO BRUT RESERVA CAVA VILARNAU BARCELONA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093120102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ESA1160527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6-019378-013-000750-66-209-000026</text:p>
          </table:table-cell>
          <table:table-cell table:style-name="ce1" office:value-type="string" calcext:value-type="string">
            <text:p>',’</text:p>
          </table:table-cell>
          <table:table-cell table:style-name="ce9" office:value-type="string" calcext:value-type="string">
            <text:p>VINO ESPUMOSO DEMI SEC CAVA DOM POTIER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09312020102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ESA1160527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6-019377-013-000750-66-209-000026</text:p>
          </table:table-cell>
          <table:table-cell table:style-name="ce1" office:value-type="string" calcext:value-type="string">
            <text:p>',’</text:p>
          </table:table-cell>
          <table:table-cell table:style-name="ce9" office:value-type="string" calcext:value-type="string">
            <text:p>VINO ESPUMOSO BRUT CAVA DOM POTIER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4209311010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ESA1160527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19376-013-000750-66-209-000049</text:p>
          </table:table-cell>
          <table:table-cell table:style-name="ce1" office:value-type="string" calcext:value-type="string">
            <text:p>',’</text:p>
          </table:table-cell>
          <table:table-cell table:style-name="ce9" office:value-type="string" calcext:value-type="string">
            <text:p>VINO DE JEREZ XERES SHERRY FINO MUY SECO PALOMINIO FINO TIO PEPE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520910503040107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ESA11605276</text:p>
          </table:table-cell>
          <table:table-cell table:style-name="ce1" office:value-type="string" calcext:value-type="string">
            <text:p>',’</text:p>
          </table:table-cell>
          <table:table-cell table:style-name="ce3" office:value-type="string" calcext:value-type="string">
            <text:p>3031-19-019448-013-000700-66-209-000072</text:p>
          </table:table-cell>
          <table:table-cell table:style-name="ce1" office:value-type="string" calcext:value-type="string">
            <text:p>',’</text:p>
          </table:table-cell>
          <table:table-cell table:style-name="ce9" office:value-type="string" calcext:value-type="string">
            <text:p>BRANDY DE JEREZ SOLERA GRAN RESERVA LEPANTO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00" calcext:value-type="float">
            <text:p>70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520910504050107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ESA11605276</text:p>
          </table:table-cell>
          <table:table-cell table:style-name="ce1" office:value-type="string" calcext:value-type="string">
            <text:p>',’</text:p>
          </table:table-cell>
          <table:table-cell table:style-name="ce3" office:value-type="string" calcext:value-type="string">
            <text:p>3031-19-001836-013-000700-66-209-000072</text:p>
          </table:table-cell>
          <table:table-cell table:style-name="ce1" office:value-type="string" calcext:value-type="string">
            <text:p>',’</text:p>
          </table:table-cell>
          <table:table-cell table:style-name="ce9" office:value-type="string" calcext:value-type="string">
            <text:p>BRANDY SOLERA SOBERANO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00" calcext:value-type="float">
            <text:p>70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520910504050207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ESA11605276</text:p>
          </table:table-cell>
          <table:table-cell table:style-name="ce1" office:value-type="string" calcext:value-type="string">
            <text:p>',’</text:p>
          </table:table-cell>
          <table:table-cell table:style-name="ce3" office:value-type="string" calcext:value-type="string">
            <text:p>3031-19-001836-013-000700-66-209-000072</text:p>
          </table:table-cell>
          <table:table-cell table:style-name="ce1" office:value-type="string" calcext:value-type="string">
            <text:p>',’</text:p>
          </table:table-cell>
          <table:table-cell table:style-name="ce9" office:value-type="string" calcext:value-type="string">
            <text:p>BRANDY SOLERA SOBERANO GIFT BOX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00" calcext:value-type="float">
            <text:p>70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721331501010107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ESA11605276</text:p>
          </table:table-cell>
          <table:table-cell table:style-name="ce1" office:value-type="string" calcext:value-type="string">
            <text:p>',’</text:p>
          </table:table-cell>
          <table:table-cell table:style-name="ce3" office:value-type="string" calcext:value-type="string">
            <text:p>3031-16-019447-013-000700-66-213-000083</text:p>
          </table:table-cell>
          <table:table-cell table:style-name="ce1" office:value-type="string" calcext:value-type="string">
            <text:p>',’</text:p>
          </table:table-cell>
          <table:table-cell table:style-name="ce9" office:value-type="string" calcext:value-type="string">
            <text:p>ORIGINAL BLUE GIN THE LONDON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00" calcext:value-type="float">
            <text:p>70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820930901040210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ESA1160527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7-019373-013-001000-66-209-000080</text:p>
          </table:table-cell>
          <table:table-cell table:style-name="ce1" office:value-type="string" calcext:value-type="string">
            <text:p>',’</text:p>
          </table:table-cell>
          <table:table-cell table:style-name="ce9" office:value-type="string" calcext:value-type="string">
            <text:p>CHINCHON SECO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1000" calcext:value-type="float">
            <text:p>100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820930902040110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ESA1160527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7-019372-013-001000-66-209-000071</text:p>
          </table:table-cell>
          <table:table-cell table:style-name="ce1" office:value-type="string" calcext:value-type="string">
            <text:p>',’</text:p>
          </table:table-cell>
          <table:table-cell table:style-name="ce9" office:value-type="string" calcext:value-type="string">
            <text:p>CHINCHON DULCE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1000" calcext:value-type="float">
            <text:p>100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3224014020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1111111111111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490-013-000750-66-224-00005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OPORTO RUBY BARROS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1202008032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DE21308993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7-013130-013-000750-66-202-000133</text:p>
          </table:table-cell>
          <table:table-cell table:style-name="ce1" office:value-type="string" calcext:value-type="string">
            <text:p>',’</text:p>
          </table:table-cell>
          <table:table-cell table:style-name="ce10" office:value-type="string" calcext:value-type="string">
            <text:p>VINO DESALCOHOLIZADO HENKELL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0200801010102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DE21308993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975-013-000200-66-202-000026</text:p>
          </table:table-cell>
          <table:table-cell table:style-name="ce1" office:value-type="string" calcext:value-type="string">
            <text:p>',’</text:p>
          </table:table-cell>
          <table:table-cell table:style-name="ce10" office:value-type="string" calcext:value-type="string">
            <text:p>CHAMPAGNE HENKELL PICCOLO DRY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200" calcext:value-type="float">
            <text:p>200</text:p>
          </table:table-cell>
          <table:table-cell table:style-name="ce14"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020080101010375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DE21308993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975-013-000375-66-202-000026</text:p>
          </table:table-cell>
          <table:table-cell table:style-name="ce1" office:value-type="string" calcext:value-type="string">
            <text:p>',’</text:p>
          </table:table-cell>
          <table:table-cell table:style-name="ce10" office:value-type="string" calcext:value-type="string">
            <text:p>CHAMPAGNE HENKELL MEDIAS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375" calcext:value-type="float">
            <text:p>375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02008010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DE21308993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975-013-000750-66-202-000026</text:p>
          </table:table-cell>
          <table:table-cell table:style-name="ce1" office:value-type="string" calcext:value-type="string">
            <text:p>',’</text:p>
          </table:table-cell>
          <table:table-cell table:style-name="ce10" office:value-type="string" calcext:value-type="string">
            <text:p>CHAMPAGNE HENKELL TROKEN DRY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02008010102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DE21308993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975-013-000750-66-202-000026</text:p>
          </table:table-cell>
          <table:table-cell table:style-name="ce1" office:value-type="string" calcext:value-type="string">
            <text:p>',’</text:p>
          </table:table-cell>
          <table:table-cell table:style-name="ce10" office:value-type="string" calcext:value-type="string">
            <text:p>CHAMPAGNE HENKELL BRUT VINTAGE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02008010103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DE21308993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975-013-000750-66-202-000027</text:p>
          </table:table-cell>
          <table:table-cell table:style-name="ce1" office:value-type="string" calcext:value-type="string">
            <text:p>',’</text:p>
          </table:table-cell>
          <table:table-cell table:style-name="ce10" office:value-type="string" calcext:value-type="string">
            <text:p>CHAMPAGNE HENKELL BLANC DE BLA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0200801010460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DE21308993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975-013-006000-66-202-000026</text:p>
          </table:table-cell>
          <table:table-cell table:style-name="ce1" office:value-type="string" calcext:value-type="string">
            <text:p>',’</text:p>
          </table:table-cell>
          <table:table-cell table:style-name="ce10" office:value-type="string" calcext:value-type="string">
            <text:p>CHAMPAGNE HENKELL TROKEN DRY 6000ML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6000" calcext:value-type="float">
            <text:p>6000</text:p>
          </table:table-cell>
          <table:table-cell table:style-name="ce14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0200801010530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DE21308993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975-013-003000-66-202-000026</text:p>
          </table:table-cell>
          <table:table-cell table:style-name="ce1" office:value-type="string" calcext:value-type="string">
            <text:p>',’</text:p>
          </table:table-cell>
          <table:table-cell table:style-name="ce10" office:value-type="string" calcext:value-type="string">
            <text:p>CHAMPAGNE HENKELL TROKEN DRY 3000ML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3000" calcext:value-type="float">
            <text:p>3000</text:p>
          </table:table-cell>
          <table:table-cell table:style-name="ce14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0200801010615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DE21308993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0975-013-001500-66-202-000026</text:p>
          </table:table-cell>
          <table:table-cell table:style-name="ce1" office:value-type="string" calcext:value-type="string">
            <text:p>',’</text:p>
          </table:table-cell>
          <table:table-cell table:style-name="ce10" office:value-type="string" calcext:value-type="string">
            <text:p>CHAMPAGNE HENKELL TROKEN DRY 1500ML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1500" calcext:value-type="float">
            <text:p>1500</text:p>
          </table:table-cell>
          <table:table-cell table:style-name="ce14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020080103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DE21308993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6-011549-013-000750-66-202-000027</text:p>
          </table:table-cell>
          <table:table-cell table:style-name="ce1" office:value-type="string" calcext:value-type="string">
            <text:p>',’</text:p>
          </table:table-cell>
          <table:table-cell table:style-name="ce10" office:value-type="string" calcext:value-type="string">
            <text:p>CHAMPAGNE HENKELL ROSE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1900802060102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DE21308993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6-011550-013-000200-66-219-000024</text:p>
          </table:table-cell>
          <table:table-cell table:style-name="ce1" office:value-type="string" calcext:value-type="string">
            <text:p>',’</text:p>
          </table:table-cell>
          <table:table-cell table:style-name="ce10" office:value-type="string" calcext:value-type="string">
            <text:p>VINO ESPUMANTE MIONETTO BLANCO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200" calcext:value-type="float">
            <text:p>200</text:p>
          </table:table-cell>
          <table:table-cell table:style-name="ce14"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190080206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DE21308993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6-011550-013-000750-66-219-000024</text:p>
          </table:table-cell>
          <table:table-cell table:style-name="ce1" office:value-type="string" calcext:value-type="string">
            <text:p>',’</text:p>
          </table:table-cell>
          <table:table-cell table:style-name="ce10" office:value-type="string" calcext:value-type="string">
            <text:p>VINO ESPUMANTE MIONETTO BLANCO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1900802060115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DE21308993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6-011550-013-001500-66-219-000024</text:p>
          </table:table-cell>
          <table:table-cell table:style-name="ce1" office:value-type="string" calcext:value-type="string">
            <text:p>',’</text:p>
          </table:table-cell>
          <table:table-cell table:style-name="ce10" office:value-type="string" calcext:value-type="string">
            <text:p>VINO ESPUMANTE MIONETTO BLANCO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1500" calcext:value-type="float">
            <text:p>150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101030020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359-013-000750-66-101-00002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CHAMPAGNE MUMM CORDON ROUGE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13029010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462-013-000750-66-213-00002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CHAMPAGNE PERRIER JOUET BELLE EPOQUE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13029020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462-013-000750-66-213-00002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CHAMPAGNE PERRIER JOUET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102213029020102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53-001463-013-000750-66-213-00002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CHAMPAGNE PERRIER JOUET GRAND BRUT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12130020102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8-000466-013-000750-66-213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CHIVAS REGAL 18 AÑOS GIFT PACK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12130020103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8-000466-013-000750-66-213-000077</text:p>
          </table:table-cell>
          <table:table-cell table:style-name="ce1" office:value-type="string" calcext:value-type="string">
            <text:p>',’</text:p>
          </table:table-cell>
          <table:table-cell table:style-name="ce11" office:value-type="string" calcext:value-type="string">
            <text:p>WHISKY CHIVAS REGAL 12 AÑOS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121300201030110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8-000466-013-000750-66-213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WHISKY CHIVAS 12 AÑOS LITRO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1213002010302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8-000466-013-000750-66-213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WHISKY CHIVAS 12 AÑOS TIN BOX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1213002010304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8-000466-013-000750-66-213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WHISKY CHIVAS 12 AÑOS TIN BOX - CAJA 6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12130020104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8-000466-013-000750-66-213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WHISKY CHIVAS 18 AÑOS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121300201050107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8-000466-013-000700-66-213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WHISKY CHIVAS REGAL 25Y-700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00" calcext:value-type="float">
            <text:p>700</text:p>
          </table:table-cell>
          <table:table-cell table:style-name="ce14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12130020199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8-000466-013-000750-66-202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WHISKY CHIVAS 12 AÑOS CAMINERA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12130020202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8-002474-013-000750-66-213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WHISKY SOMETHING SPECIAL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12130020302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8-000113-013-000750-66-213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WHISKY BALLANTINES FINEST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1213002030202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8-000114-013-000750-66-213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WHISKY BALLANTINES TIN BOX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1213002030203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8-000466-013-000750-66-213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WHISKY BALLANTINES FINEST ZIP PACK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1213002030204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8-000113-013-000750-66-213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WHISKY BALLANTINES FINEST CAJA6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2107007010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3-000970-013-000750-66-107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RON HAVANA CLUB 7 AÑOS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2107007020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1-000969-013-000750-66-107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RON HAVANA AÑEJO RESERVA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21070070202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3-000971-013-000750-66-107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RON HAVANA CLUB AÑEJO ESPECIAL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21070070203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2-000972-013-000750-66-107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RON HAVANA CLUB AÑEJO BLANCO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21070070204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1-000754-013-000750-66-107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RON HAVANA CLUB AÑEJO 3 AÑOS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3226003010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5-002397-013-000750-66-226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VODKA ABSOLUT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7213016010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0532416036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6-000178-013-000750-66-213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GIN BEEFEATER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8211013010101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7552073371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9-000940-013-000750-66-211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LICOR GRAN MARNIER CORDON ROJO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8211013010102075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7552073371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9-000940-013-000750-66-211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LICOR GRAN MARNIER CORDON ROJO PICTO PACK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50" calcext:value-type="float">
            <text:p>75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‘</text:p>
          </table:table-cell>
          <table:table-cell table:style-name="ce1" office:value-type="string" calcext:value-type="string">
            <text:p>02082110130101030700</text:p>
          </table:table-cell>
          <table:table-cell table:style-name="ce1" office:value-type="string" calcext:value-type="string">
            <text:p>',’</text:p>
          </table:table-cell>
          <table:table-cell table:style-name="ce1" office:value-type="string" calcext:value-type="string">
            <text:p>27552073371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3031-19-000940-013-000700-66-211-000077</text:p>
          </table:table-cell>
          <table:table-cell table:style-name="ce1" office:value-type="string" calcext:value-type="string">
            <text:p>',’</text:p>
          </table:table-cell>
          <table:table-cell office:value-type="string" calcext:value-type="string">
            <text:p>LICOR GRAN MARNIER CORDON ROJO BEL CREA</text:p>
          </table:table-cell>
          <table:table-cell table:style-name="ce12" office:value-type="string" calcext:value-type="string">
            <text:p>',</text:p>
          </table:table-cell>
          <table:table-cell table:style-name="ce15" office:value-type="float" office:value="700" calcext:value-type="float">
            <text:p>700</text:p>
          </table:table-cell>
          <table:table-cell table:style-name="ce14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</table:table-row>
        <table:table-row table:style-name="ro2" table:number-rows-repeated="1048261">
          <table:table-cell table:number-columns-repeated="21"/>
        </table:table-row>
        <table:table-row table:style-name="ro3" table:number-rows-repeated="145">
          <table:table-cell/>
          <table:table-cell table:style-name="Default" table:number-columns-repeated="8"/>
          <table:table-cell table:style-name="ce17" table:number-columns-repeated="2"/>
          <table:table-cell table:style-name="Default" table:number-columns-repeated="9"/>
          <table:table-cell/>
        </table:table-row>
        <table:table-row table:style-name="ro3">
          <table:table-cell/>
          <table:table-cell table:style-name="Default" table:number-columns-repeated="8"/>
          <table:table-cell table:style-name="ce17" table:number-columns-repeated="2"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</number:number-style>
    <number:number-style style:name="N133">
      <number:text>$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</number:number-style>
    <number:number-style style:name="N135">
      <number:text>$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04:26:58.878674682</meta:creation-date>
    <dc:date>2017-11-14T04:56:35.482974063</dc:date>
    <meta:editing-duration>PT8M13S</meta:editing-duration>
    <meta:editing-cycles>1</meta:editing-cycles>
    <meta:document-statistic meta:table-count="1" meta:cell-count="3538" meta:object-count="0"/>
    <meta:generator>LibreOffice/5.3.1.2$Linux_X86_64 LibreOffice_project/30m0$Build-2</meta:generator>
  </office:meta>
</office:document-meta>
</file>